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864a" officeooo:paragraph-rsid="001f864a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officeooo:rsid="001f864a" officeooo:paragraph-rsid="001f864a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1f864a" officeooo:paragraph-rsid="001f864a"/>
    </style:style>
    <style:style style:name="P4" style:family="paragraph" style:parent-style-name="Standard">
      <style:text-properties officeooo:rsid="001f864a" officeooo:paragraph-rsid="0022a523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officeooo:rsid="0019db39" officeooo:paragraph-rsid="001f864a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f864a" officeooo:paragraph-rsid="001f864a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f864a" officeooo:paragraph-rsid="00239840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239840" officeooo:paragraph-rsid="00239840" style:font-weight-asian="bold" style:font-weight-complex="bold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officeooo:rsid="00215726" officeooo:paragraph-rsid="00213c42"/>
    </style:style>
    <style:style style:name="P10" style:family="paragraph" style:parent-style-name="Standard">
      <style:paragraph-properties fo:margin-left="0cm" fo:margin-right="0cm" fo:text-indent="0cm" style:auto-text-indent="false"/>
      <style:text-properties officeooo:rsid="00215726" officeooo:paragraph-rsid="00213c42"/>
    </style:style>
    <style:style style:name="P11" style:family="paragraph" style:parent-style-name="Standard" style:master-page-name="">
      <loext:graphic-properties draw:fill="none"/>
      <style:paragraph-properties fo:margin-left="3.099cm" fo:margin-right="0cm" fo:text-indent="-0.6cm" style:auto-text-indent="false" style:page-number="auto" fo:background-color="transparent">
        <style:tab-stops/>
      </style:paragraph-properties>
      <style:text-properties officeooo:rsid="00215726" officeooo:paragraph-rsid="00213c42"/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rsid="00229e9f" officeooo:paragraph-rsid="00229e9f"/>
    </style:style>
    <style:style style:name="P13" style:family="paragraph" style:parent-style-name="Standard">
      <style:text-properties officeooo:rsid="00229e9f" officeooo:paragraph-rsid="00229e9f"/>
    </style:style>
    <style:style style:name="P14" style:family="paragraph" style:parent-style-name="Standard">
      <style:text-properties officeooo:rsid="0022a523" officeooo:paragraph-rsid="0022a523"/>
    </style:style>
    <style:style style:name="P15" style:family="paragraph" style:parent-style-name="Standard">
      <style:text-properties officeooo:rsid="00239840" officeooo:paragraph-rsid="00239840"/>
    </style:style>
    <style:style style:name="P16" style:family="paragraph" style:parent-style-name="Standard">
      <style:text-properties officeooo:rsid="0025664f" officeooo:paragraph-rsid="0025664f"/>
    </style:style>
    <style:style style:name="P17" style:family="paragraph" style:parent-style-name="Standard" style:list-style-name="L1">
      <style:text-properties style:text-underline-style="none" fo:font-weight="normal" officeooo:rsid="0025664f" officeooo:paragraph-rsid="0025664f" style:font-weight-asian="normal" style:font-weight-complex="normal"/>
    </style:style>
    <style:style style:name="P18" style:family="paragraph" style:parent-style-name="Standard" style:list-style-name="L1">
      <style:text-properties style:text-underline-style="none" fo:font-weight="normal" officeooo:rsid="00239840" officeooo:paragraph-rsid="00239840" style:font-weight-asian="normal" style:font-weight-complex="normal"/>
    </style:style>
    <style:style style:name="P19" style:family="paragraph" style:parent-style-name="Standard" style:list-style-name="L1">
      <style:text-properties style:text-underline-style="none" fo:font-weight="bold" officeooo:rsid="0025664f" officeooo:paragraph-rsid="0025664f" style:font-weight-asian="bold" style:font-weight-complex="bold"/>
    </style:style>
    <style:style style:name="P20" style:family="paragraph" style:parent-style-name="Standard" style:list-style-name="L2">
      <style:text-properties officeooo:rsid="001f864a" officeooo:paragraph-rsid="001f864a"/>
    </style:style>
    <style:style style:name="P21" style:family="paragraph" style:parent-style-name="Standard" style:list-style-name="L3">
      <style:text-properties officeooo:rsid="0022a523" officeooo:paragraph-rsid="0022a523"/>
    </style:style>
    <style:style style:name="P22" style:family="paragraph" style:parent-style-name="Standard" style:list-style-name="L3">
      <style:text-properties officeooo:rsid="00229e9f" officeooo:paragraph-rsid="00229e9f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2732e5" officeooo:paragraph-rsid="002732e5" style:font-weight-asian="bold" style:font-weight-complex="bold"/>
    </style:style>
    <style:style style:name="T1" style:family="text">
      <style:text-properties officeooo:rsid="001f864a"/>
    </style:style>
    <style:style style:name="T2" style:family="text">
      <style:text-properties officeooo:rsid="0019db39"/>
    </style:style>
    <style:style style:name="T3" style:family="text">
      <style:text-properties officeooo:rsid="00263b7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63b73" style:font-weight-asian="bold" style:font-weight-complex="bold"/>
    </style:style>
    <style:style style:name="T6" style:family="text">
      <style:text-properties fo:font-weight="bold" officeooo:rsid="00213c42" style:font-weight-asian="bold" style:font-weight-complex="bold"/>
    </style:style>
    <style:style style:name="T7" style:family="text">
      <style:text-properties fo:font-weight="bold" officeooo:rsid="00229e9f" style:font-weight-asian="bold" style:font-weight-complex="bold"/>
    </style:style>
    <style:style style:name="T8" style:family="text">
      <style:text-properties fo:font-weight="bold" officeooo:rsid="0019ef88" style:font-weight-asian="bold" style:font-weight-complex="bold"/>
    </style:style>
    <style:style style:name="T9" style:family="text">
      <style:text-properties officeooo:rsid="00229e9f"/>
    </style:style>
    <style:style style:name="T10" style:family="text">
      <style:text-properties officeooo:rsid="0022a523"/>
    </style:style>
    <style:style style:name="T11" style:family="text">
      <style:text-properties officeooo:rsid="00239840"/>
    </style:style>
    <style:style style:name="T12" style:family="text">
      <style:text-properties fo:font-weight="normal" officeooo:rsid="00239840" style:font-weight-asian="normal" style:font-weight-complex="normal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239840"/>
    </style:style>
    <style:style style:name="T15" style:family="text">
      <style:text-properties officeooo:rsid="0024267a"/>
    </style:style>
    <style:style style:name="T16" style:family="text">
      <style:text-properties officeooo:rsid="0025664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FECHA: 20/05/2022</text:p>
      <text:p text:style-name="P8">INSTRUCCIONES</text:p>
      <text:list xml:id="list90971690" text:style-name="L1">
        <text:list-item>
          <text:p text:style-name="P17">El alumnado que <text:span text:style-name="T4">no realiza la recuperación</text:span> del examen anterior debe realizar el <text:span text:style-name="T4">script 2</text:span></text:p>
        </text:list-item>
        <text:list-item>
          <text:p text:style-name="P17">El alumnado que <text:s/><text:span text:style-name="T4">realiza la recuperación</text:span> del examen anterior debe realizar el <text:span text:style-name="T4">script 1</text:span></text:p>
        </text:list-item>
        <text:list-item>
          <text:p text:style-name="P18">Cada indicación tiene un valor de 1 punto</text:p>
        </text:list-item>
        <text:list-item>
          <text:p text:style-name="P18">El código debe estar tabulado</text:p>
        </text:list-item>
        <text:list-item>
          <text:p text:style-name="P18"><text:span text:style-name="T16">S</text:span>e debe entregar el fichero del código del script y en un documento de texto se indicará una captura de pantalla </text:p>
        </text:list-item>
        <text:list-item>
          <text:p text:style-name="P17">Todos los ficheros se guardarán en una carpeta que posteriormente se comprimirá.</text:p>
          <text:p text:style-name="P19"/>
        </text:list-item>
      </text:list>
      <text:p text:style-name="P6">SCRIPT <text:s/><text:span text:style-name="T15">1</text:span>:<text:span text:style-name="T13"> </text:span><text:span text:style-name="T14">examen1-tu-nombre.sh</text:span></text:p>
      <text:p text:style-name="P1"><text:span text:style-name="T2">Menú con 4 opciones que actúe sobre un </text:span>directorio<text:span text:style-name="T2"> que se le pase como </text:span>parámetro<text:span text:style-name="T2">.</text:span></text:p>
      <text:p text:style-name="P16">Las opciones son:</text:p>
      <text:p text:style-name="P5"><text:span text:style-name="T4">1</text:span> Buscar el <text:span text:style-name="T1">directorio</text:span> y mostrar su camino absoluto si existe o decir que no se ha encontrado.</text:p>
      <text:p text:style-name="P5"><text:span text:style-name="T4">2 </text:span>Cambiar los permisos al <text:span text:style-name="T1">directorio</text:span>. Hay que pedir los nuevos permisos y verificar que</text:p>
      <text:p text:style-name="P5">los permisos se han actualizado o decir porque no se han podido cambiar.</text:p>
      <text:p text:style-name="P2">Hay que comprobar que los valores de los permisos son correctos.</text:p>
      <text:p text:style-name="P5"><text:span text:style-name="T8">3 </text:span>Buscar un <text:span text:style-name="T1">fichero </text:span>en el <text:span text:style-name="T1">directorio</text:span>. </text:p>
      <text:p text:style-name="P5"><text:span text:style-name="T4">4</text:span> <text:span text:style-name="T1">Visualizar el contenido del directorio recursivamente.</text:span></text:p>
      <text:p text:style-name="P3"><text:span text:style-name="T16">Las c</text:span>omprobaciones a realizar:</text:p>
      <text:list xml:id="list3607067063" text:style-name="L2">
        <text:list-item>
          <text:p text:style-name="P20">el número de parámetros es 1</text:p>
        </text:list-item>
        <text:list-item>
          <text:p text:style-name="P20">el parámetro es directorios</text:p>
        </text:list-item>
        <text:list-item>
          <text:p text:style-name="P20">los valores de los permisos están entre 0 y 7</text:p>
        </text:list-item>
      </text:list>
      <text:p text:style-name="P1">En todas las comprobaciones cuando no se cumplan los valores, aparecerá un mensaje informando de “valor no válido”</text:p>
      <text:p text:style-name="P6"/>
      <text:p text:style-name="P7">SCRIPT <text:span text:style-name="T15">2</text:span>:<text:span text:style-name="T13"> </text:span><text:span text:style-name="T14">examen2-tu-nombre.sh</text:span></text:p>
      <text:p text:style-name="P13">El script <text:span text:style-name="T10">debe</text:span> ser ejecutado por <text:span text:style-name="T10">el usuario root</text:span></text:p>
      <text:p text:style-name="P10">SINTAXIS <text:span text:style-name="T3">DE EJECUCIÓN</text:span>: <text:span text:style-name="T6">script</text:span><text:span text:style-name="T4"> [</text:span><text:span text:style-name="T5">opción</text:span><text:span text:style-name="T4">] </text:span><text:span text:style-name="T7">[</text:span><text:span text:style-name="T4">fichero</text:span><text:span text:style-name="T7">s]</text:span></text:p>
      <text:p text:style-name="P9">• Si se ejecuta sin ninguna opción se visualizará <text:span text:style-name="T9">el </text:span><text:span text:style-name="T7">contenido del script</text:span></text:p>
      <text:p text:style-name="P9">• Opció<text:span text:style-name="T16">n puede ser</text:span><text:span text:style-name="T3">:</text:span></text:p>
      <text:p text:style-name="P9"><text:tab/><text:span text:style-name="T4">-c</text:span>: copiará fichero<text:span text:style-name="T9">s</text:span> a un directorio que se pedirá por teclado.</text:p>
      <text:p text:style-name="P9"><text:tab/><text:span text:style-name="T4">-b:</text:span> borrará fichero<text:span text:style-name="T9">s</text:span> del directorio donde esté ubicado.</text:p>
      <text:p text:style-name="P9"><text:tab/><text:span text:style-name="T4">-m</text:span>: moverá fichero<text:span text:style-name="T9">s</text:span> a un directorio que se pedirá por teclado.</text:p>
      <text:p text:style-name="P11"><text:s/><text:span text:style-name="T4">-</text:span><text:span text:style-name="T7">v</text:span><text:span text:style-name="T9">: visualizará el contenido de los ficheros y volcará la información a un archivo <text:s text:c="4"/>llamado </text:span><text:span text:style-name="T7">completo</text:span></text:p>
      <text:p text:style-name="P12">Comprobaciones a realizar:</text:p>
      <text:list xml:id="list3184767334" text:style-name="L3">
        <text:list-item>
          <text:p text:style-name="P21">el usuario debe ser el root</text:p>
        </text:list-item>
        <text:list-item>
          <text:p text:style-name="P22">el primer parámetro sea -c, -b, -m, -v</text:p>
        </text:list-item>
        <text:list-item>
          <text:p text:style-name="P22">desde el parámetro 2 hasta el último sean ficheros</text:p>
        </text:list-item>
        <text:list-item>
          <text:p text:style-name="P21">el fichero completo debe de existir. Si no existe se creará en el script.</text:p>
        </text:list-item>
        <text:list-item>
          <text:p text:style-name="P21">El fichero completo se sobreescribirá en cada ejecución.</text:p>
        </text:list-item>
      </text:list>
      <text:p text:style-name="P9"/>
      <text:p text:style-name="P4">En todas las comprobaciones cuando no se cumplan los valores, aparecerá un mensaje informando de “valor no válido”</text:p>
      <text:p text:style-name="P14"><text:span text:style-name="T12">L</text:span>os ficheros que se pasan como parámetro pueden estar en <text:span text:style-name="T11">el</text:span> directorio de trabajo.</text:p>
      <text:p text:style-name="P15"><text:span text:style-name="T4">Voluntario</text:span>: modificar el script para poder indicar ficheros fuera del directorio de trabaj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9T11:40:11.368969326</meta:creation-date>
    <dc:date>2022-05-20T10:41:00.187218396</dc:date>
    <meta:editing-duration>PT24M2S</meta:editing-duration>
    <meta:editing-cycles>7</meta:editing-cycles>
    <meta:generator>LibreOffice/7.2.2.2$Linux_X86_64 LibreOffice_project/20$Build-2</meta:generator>
    <meta:document-statistic meta:table-count="0" meta:image-count="0" meta:object-count="0" meta:page-count="1" meta:paragraph-count="40" meta:word-count="400" meta:character-count="2337" meta:non-whitespace-character-count="1979"/>
  </office:meta>
</office:document-meta>
</file>